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6323f" officeooo:paragraph-rsid="0006323f"/>
    </style:style>
    <style:style style:name="P2" style:family="paragraph" style:parent-style-name="Header">
      <style:paragraph-properties fo:text-align="center" style:justify-single-word="false"/>
      <style:text-properties officeooo:rsid="0006323f" officeooo:paragraph-rsid="0006323f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78567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78567" officeooo:paragraph-rsid="00078567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078567" officeooo:paragraph-rsid="00078567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officeooo:rsid="00078567" officeooo:paragraph-rsid="00078567" style:font-weight-asian="bold" style:font-weight-complex="bold"/>
    </style:style>
    <style:style style:name="T1" style:family="text">
      <style:text-properties officeooo:rsid="00078567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0a7a99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seudo Code:</text:p>
      <text:p text:style-name="P4"/>
      <text:p text:style-name="P6">POJO Class: (Car)</text:p>
      <text:p text:style-name="P4">public class Car {</text:p>
      <text:p text:style-name="P4"><text:s text:c="4"/>private String vin;</text:p>
      <text:p text:style-name="P4"><text:s text:c="4"/>private String make;</text:p>
      <text:p text:style-name="P4"><text:s text:c="4"/>private String model;</text:p>
      <text:p text:style-name="P4"><text:s text:c="4"/>private String color;</text:p>
      <text:p text:style-name="P4"><text:s text:c="4"/>private int year;</text:p>
      <text:p text:style-name="P4"/>
      <text:p text:style-name="P4"><text:s text:c="4"/>Car(String vin, String make, String model, String color, int year) {</text:p>
      <text:p text:style-name="P4"><text:s text:c="8"/>this.setVin(vin);</text:p>
      <text:p text:style-name="P4"><text:s text:c="8"/>this.setMake(make);</text:p>
      <text:p text:style-name="P4"><text:s text:c="8"/>this.setModel(model);</text:p>
      <text:p text:style-name="P4"><text:s text:c="8"/>this.setColor(color);</text:p>
      <text:p text:style-name="P4"><text:s text:c="8"/>this.setYear(year);</text:p>
      <text:p text:style-name="P4"><text:s text:c="4"/>}</text:p>
      <text:p text:style-name="P4"/>
      <text:p text:style-name="P4"><text:s text:c="4"/>public String getVin() {</text:p>
      <text:p text:style-name="P4"><text:s text:c="8"/>return vin;</text:p>
      <text:p text:style-name="P4"><text:s text:c="4"/>}</text:p>
      <text:p text:style-name="P4"/>
      <text:p text:style-name="P4"><text:s text:c="4"/>public void setVin(String vin) {</text:p>
      <text:p text:style-name="P4"><text:s text:c="8"/>this.vin = vin;</text:p>
      <text:p text:style-name="P4"><text:s text:c="4"/>}</text:p>
      <text:p text:style-name="P4"/>
      <text:p text:style-name="P4"><text:s text:c="4"/>public String getMake() {</text:p>
      <text:p text:style-name="P4"><text:s text:c="8"/>return make;</text:p>
      <text:p text:style-name="P4"><text:s text:c="4"/>}</text:p>
      <text:p text:style-name="P4"/>
      <text:p text:style-name="P4"><text:s text:c="4"/>public void setMake(String make) {</text:p>
      <text:p text:style-name="P4"><text:s text:c="8"/>this.make = make;</text:p>
      <text:p text:style-name="P4"><text:s text:c="4"/>}</text:p>
      <text:p text:style-name="P4"/>
      <text:p text:style-name="P4"><text:s text:c="4"/>public String getModel() {</text:p>
      <text:p text:style-name="P4"><text:s text:c="8"/>return model;</text:p>
      <text:p text:style-name="P4"><text:s text:c="4"/>}</text:p>
      <text:p text:style-name="P4"/>
      <text:p text:style-name="P4"><text:s text:c="4"/>public void setModel(String model) {</text:p>
      <text:p text:style-name="P4"><text:s text:c="8"/>this.model = model;</text:p>
      <text:p text:style-name="P4"><text:s text:c="4"/>}</text:p>
      <text:p text:style-name="P4"/>
      <text:p text:style-name="P4"><text:s text:c="4"/>public String getColor() {</text:p>
      <text:p text:style-name="P4"><text:soft-page-break/><text:s text:c="8"/>return color;</text:p>
      <text:p text:style-name="P4"><text:s text:c="4"/>}</text:p>
      <text:p text:style-name="P4"/>
      <text:p text:style-name="P4"><text:s text:c="4"/>public void setColor(String color) {</text:p>
      <text:p text:style-name="P4"><text:s text:c="8"/>this.color = color;</text:p>
      <text:p text:style-name="P4"><text:s text:c="4"/>}</text:p>
      <text:p text:style-name="P4"/>
      <text:p text:style-name="P4"><text:s text:c="4"/>public int getYear() {</text:p>
      <text:p text:style-name="P4"><text:s text:c="8"/>return year;</text:p>
      <text:p text:style-name="P4"><text:s text:c="4"/>}</text:p>
      <text:p text:style-name="P4"/>
      <text:p text:style-name="P4"><text:s text:c="4"/>public void setYear(int year) {</text:p>
      <text:p text:style-name="P4"><text:s text:c="8"/>this.year = year;</text:p>
      <text:p text:style-name="P4"><text:s text:c="4"/>}</text:p>
      <text:p text:style-name="P4"/>
      <text:p text:style-name="P4"><text:s text:c="3"/>@Override</text:p>
      <text:p text:style-name="P4"><text:s text:c="4"/>public String toString() {</text:p>
      <text:p text:style-name="P4"><text:s text:c="8"/>return ("Vin: " + this.getVin() + " Make: " + this.getMake() + " Model: " + this.getModel() + " Color: " + this.getColor() + " Year: " + this.getYear());</text:p>
      <text:p text:style-name="P4"><text:s text:c="4"/>}</text:p>
      <text:p text:style-name="P4">}</text:p>
      <text:p text:style-name="P4"/>
      <text:p text:style-name="P6">Main Class:</text:p>
      <text:p text:style-name="P4">public class Main {</text:p>
      <text:p text:style-name="P4"><text:s text:c="4"/>ArrayList&lt;Car&gt; cars = new ArrayList&lt;&gt;();</text:p>
      <text:p text:style-name="P4"/>
      <text:p text:style-name="P4"><text:s text:c="4"/>public boolean isFound(String vin) {</text:p>
      <text:p text:style-name="P4"><text:s text:c="8"/>return (null != retrieveCar(vin));</text:p>
      <text:p text:style-name="P4"><text:s text:c="4"/>}</text:p>
      <text:p text:style-name="P4"/>
      <text:p text:style-name="P4"><text:s text:c="4"/>public Car retrieveCar(String vin) {</text:p>
      <text:p text:style-name="P4"><text:s text:c="8"/>Car returnCar = null;</text:p>
      <text:p text:style-name="P4"/>
      <text:p text:style-name="P4"><text:s text:c="8"/>for (Car car : cars) {</text:p>
      <text:p text:style-name="P4"><text:s text:c="12"/>if (vin.equals(car.getVin())) {</text:p>
      <text:p text:style-name="P4"><text:s text:c="16"/><text:span text:style-name="T3">print</text:span>("Vehicle with vin " + vin + " was found in inventory.");</text:p>
      <text:p text:style-name="P4"><text:s text:c="16"/>returnCar = car;</text:p>
      <text:p text:style-name="P4"><text:s text:c="12"/>}</text:p>
      <text:p text:style-name="P4"><text:s text:c="8"/>}</text:p>
      <text:p text:style-name="P4"/>
      <text:p text:style-name="P4"><text:s text:c="8"/>return returnCar;</text:p>
      <text:p text:style-name="P4"><text:s text:c="4"/>}</text:p>
      <text:p text:style-name="P4"/>
      <text:p text:style-name="P4"><text:soft-page-break/><text:s text:c="4"/>public void add(String vin, String make, String model, String color, int year) {</text:p>
      <text:p text:style-name="P4"><text:s text:c="8"/>// If not found, add.</text:p>
      <text:p text:style-name="P4"><text:s text:c="8"/>if (!isFound(vin)) {</text:p>
      <text:p text:style-name="P4"><text:s text:c="12"/>cars.add(new Car(vin, make, model, color, year));</text:p>
      <text:p text:style-name="P4"><text:s text:c="8"/>}</text:p>
      <text:p text:style-name="P4"><text:s text:c="4"/>}</text:p>
      <text:p text:style-name="P4"/>
      <text:p text:style-name="P4"><text:s text:c="4"/>public boolean update(String vin, String make, String model, String color, int year) {</text:p>
      <text:p text:style-name="P4"><text:s text:c="8"/>boolean successful = false;</text:p>
      <text:p text:style-name="P4"><text:s text:c="8"/>Car car;</text:p>
      <text:p text:style-name="P4"/>
      <text:p text:style-name="P4"><text:s text:c="8"/>if (null != (car = retrieveCar(vin))) {</text:p>
      <text:p text:style-name="P4"><text:s text:c="12"/>cars.set(cars.indexOf(car), new Car(vin, make, model, color, year));</text:p>
      <text:p text:style-name="P4"><text:s text:c="12"/>successful = true;</text:p>
      <text:p text:style-name="P4"><text:s text:c="8"/>}</text:p>
      <text:p text:style-name="P4"/>
      <text:p text:style-name="P4"><text:s text:c="8"/>return successful;</text:p>
      <text:p text:style-name="P4"><text:s text:c="4"/>}</text:p>
      <text:p text:style-name="P4"/>
      <text:p text:style-name="P4"><text:s text:c="4"/>public boolean delete(String vin) {</text:p>
      <text:p text:style-name="P4"><text:s text:c="8"/>boolean successful = false;</text:p>
      <text:p text:style-name="P4"><text:s text:c="8"/>Car car;</text:p>
      <text:p text:style-name="P4"/>
      <text:p text:style-name="P4"><text:s text:c="8"/>if (null != (car = retrieveCar(vin))) {</text:p>
      <text:p text:style-name="P4"><text:s text:c="12"/>successful = cars.remove(car);</text:p>
      <text:p text:style-name="P4"><text:s text:c="8"/>}</text:p>
      <text:p text:style-name="P4"/>
      <text:p text:style-name="P4"><text:s text:c="8"/>return successful;</text:p>
      <text:p text:style-name="P4"><text:s text:c="4"/>}</text:p>
      <text:p text:style-name="P4"/>
      <text:p text:style-name="P4"><text:s text:c="4"/>public void listInventory() {</text:p>
      <text:p text:style-name="P4"><text:s text:c="8"/><text:span text:style-name="T3">print</text:span>("Here is a list of our inventory:");</text:p>
      <text:p text:style-name="P4"><text:s text:c="8"/>for (Car car : cars) {</text:p>
      <text:p text:style-name="P4"><text:s text:c="12"/><text:span text:style-name="T3">print</text:span>(cars.indexOf(car) + " " + car.toString());</text:p>
      <text:p text:style-name="P4"><text:s text:c="8"/>}</text:p>
      <text:p text:style-name="P4"><text:s text:c="4"/>}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323f" officeooo:paragraph-rsid="0006323f"/>
    </style:style>
    <style:style style:name="MP2" style:family="paragraph" style:parent-style-name="Header">
      <style:paragraph-properties fo:text-align="center" style:justify-single-word="false"/>
      <style:text-properties officeooo:rsid="0006323f" officeooo:paragraph-rsid="000632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/>
    </style:page-layout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Alec McDaugale</text:p>
        <text:p text:style-name="MP1"><text:date style:data-style-name="N41" text:date-value="2024-01-26T11:52:59.354742751" text:fixed="true">January 26, 2024</text:date></text:p>
        <text:p text:style-name="MP1">CSC320-1</text:p>
        <text:p text:style-name="MP2">Module 6: Portfolio Mileston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52:13.024876441</meta:creation-date>
    <dc:date>2024-01-26T13:02:37.923480031</dc:date>
    <meta:editing-duration>PT1H10M24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3" meta:paragraph-count="100" meta:word-count="346" meta:character-count="2691" meta:non-whitespace-character-count="1862"/>
  </office:meta>
</office:document-meta>
</file>